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ogItemStateManager.get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icItemStateManager.has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BasedHierarchyMgr.getZombiePath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icItemStateManager.get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ItemStateManager.getItemState( Item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ngeLogItemStateManager.hasItemState( Item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icItemStateManager.hasItemState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ItemStateManager.hasNodeReferences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icItemStateManager.get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icItemStateManager.AtticItemStateManager( ChangeLog 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geLogItemStateManager.ChangeLogItemStateManager( ItemStateManager base , ChangeLog 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geLogBasedHierarchyMgr.ChangeLogBasedHierarchyMgr( NodeId rootNodeId , ItemStateManager manager , ChangeLog 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